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55cm" fo:min-width="2.80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575cm" fo:min-width="2.722cm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8cm" fo:min-width="1.40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8cm" fo:min-width="1.40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  <style:text-properties style:font-name="LM Mono 10"/>
    </style:style>
    <style:style style:name="P2" style:family="paragraph">
      <loext:graphic-properties draw:fill-color="#ffffff"/>
      <style:paragraph-properties fo:text-align="center"/>
      <style:text-properties style:font-name="LM Mono 10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LM Mono 10"/>
    </style:style>
    <style:style style:name="P7" style:family="paragraph">
      <loext:graphic-properties draw:fill="none" draw:fill-color="#ffffff"/>
      <style:text-properties style:font-name="LM Mono 10"/>
    </style:style>
    <style:style style:name="P8" style:family="paragraph">
      <style:text-properties style:font-name="LM Mono 10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LM Mono 10" fo:font-size="14pt" style:font-size-asian="14pt" style:font-size-complex="14pt"/>
    </style:style>
    <style:style style:name="T1" style:family="text">
      <style:text-properties style:font-name="LM Mono 10"/>
    </style:style>
    <style:style style:name="T2" style:family="text">
      <style:text-properties style:font-name="LM Mono 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1.905cm" svg:x="4.937cm" svg:y="1.508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302cm" svg:height="1.905cm" svg:x="1.254cm" svg:y="5.064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302cm" svg:height="1.905cm" svg:x="1.254cm" svg:y="8.239cm">
          <text:p text:style-name="P3">M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572cm" svg:y1="3.286cm" svg:x2="4.048cm" svg:y2="5.064cm">
          <text:p/>
        </draw:line>
        <draw:line draw:style-name="gr3" draw:text-style-name="P5" draw:layer="layout" svg:x1="6.207cm" svg:y1="3.413cm" svg:x2="4.302cm" svg:y2="8.366cm">
          <text:p/>
        </draw:line>
        <draw:custom-shape draw:style-name="gr2" draw:text-style-name="P2" draw:layer="layout" svg:width="3.302cm" svg:height="1.905cm" svg:x="1.254cm" svg:y="5.06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905cm" svg:x="1.254cm" svg:y="8.239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0.508cm" svg:x="5.445cm" svg:y="6.2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508cm" svg:x="5.445cm" svg:y="6.715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0.508cm" svg:x="5.445cm" svg:y="7.22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4cm" svg:height="2.777cm" svg:x="2.524cm" svg:y="2.287cm">
          <draw:text-box>
            <text:p text:style-name="P6"><text:span text:style-name="T1">Map </text:span><text:span text:style-name="T1">tasks </text:span><text:span text:style-name="T1">(M)</text:span></text:p>
          </draw:text-box>
        </draw:frame>
        <draw:custom-shape draw:style-name="gr2" draw:text-style-name="P4" draw:layer="layout" svg:width="3.302cm" svg:height="1.905cm" svg:x="9.382cm" svg:y="5.064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302cm" svg:height="1.905cm" svg:x="9.382cm" svg:y="8.239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905cm" svg:x="9.382cm" svg:y="5.06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905cm" svg:x="9.382cm" svg:y="8.239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556cm" svg:y1="5.699cm" svg:x2="9.509cm" svg:y2="5.699cm">
          <text:p/>
        </draw:line>
        <draw:line draw:style-name="gr3" draw:text-style-name="P5" draw:layer="layout" svg:x1="4.683cm" svg:y1="9.128cm" svg:x2="9.255cm" svg:y2="9.128cm">
          <text:p/>
        </draw:line>
        <draw:frame draw:style-name="gr7" draw:text-style-name="P9" draw:layer="layout" svg:width="2.667cm" svg:height="1.143cm" svg:x="0.619cm" svg:y="6.842cm">
          <draw:text-box>
            <text:p text:style-name="P8"><text:span text:style-name="T2">worker</text:span></text:p>
          </draw:text-box>
        </draw:frame>
        <draw:frame draw:style-name="gr7" draw:text-style-name="P9" draw:layer="layout" svg:width="2.667cm" svg:height="1.143cm" svg:x="0.492cm" svg:y="10.144cm">
          <draw:text-box>
            <text:p text:style-name="P8"><text:span text:style-name="T2">worker</text:span></text:p>
          </draw:text-box>
        </draw:frame>
        <draw:frame draw:style-name="gr7" draw:text-style-name="P9" draw:layer="layout" svg:width="2.667cm" svg:height="1.143cm" svg:x="9.255cm" svg:y="6.842cm">
          <draw:text-box>
            <text:p text:style-name="P8"><text:span text:style-name="T2">worker</text:span></text:p>
          </draw:text-box>
        </draw:frame>
        <draw:frame draw:style-name="gr7" draw:text-style-name="P9" draw:layer="layout" svg:width="2.667cm" svg:height="1.143cm" svg:x="9.255cm" svg:y="10.144cm">
          <draw:text-box>
            <text:p text:style-name="P8"><text:span text:style-name="T2">work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3:39:47.582974517</meta:creation-date>
    <dc:date>2019-02-04T14:03:09.709143287</dc:date>
    <meta:editing-duration>PT23M20S</meta:editing-duration>
    <meta:editing-cycles>5</meta:editing-cycles>
    <meta:generator>LibreOffice/6.0.7.3$Linux_X86_64 LibreOffice_project/00m0$Build-3</meta:generator>
    <meta:document-statistic meta:object-count="21"/>
  </office:meta>
</office:document-meta>
</file>